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2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32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3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4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1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17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1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9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20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2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2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23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8" table:default-cell-style-name="ce14"/>
        <table:table-column table:style-name="co7" table:number-columns-repeated="915" table:default-cell-style-name="ce14"/>
        <table:table-column table:style-name="co7" table:number-columns-repeated="96" table:default-cell-style-name="ce36"/>
        <table:table-row table:style-name="ro1">
          <table:table-cell table:style-name="ce13" office:value-type="string" calcext:value-type="string" table:number-columns-spanned="2" table:number-rows-spanned="1">
            <text:p>一覧へ</text:p>
          </table:table-cell>
          <table:covered-table-cell/>
          <table:table-cell table:style-name="ce1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15" table:number-columns-repeated="3"/>
          <table:table-cell table:style-name="ce17"/>
          <table:table-cell table:style-name="ce19" office:value-type="date" office:date-value="2018-08-01" calcext:value-type="date">
            <text:p>2018-8-01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2" calcext:value-type="date">
            <text:p>2018-8-02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3" calcext:value-type="date">
            <text:p>2018-8-03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04" calcext:value-type="date">
            <text:p>2018-8-04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05" calcext:value-type="date">
            <text:p>2018-8-05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6" calcext:value-type="date">
            <text:p>2018-8-06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7" calcext:value-type="date">
            <text:p>2018-8-07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8" calcext:value-type="date">
            <text:p>2018-8-08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9" calcext:value-type="date">
            <text:p>2018-8-09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3" office:value-type="date" office:date-value="2018-08-10" calcext:value-type="date">
            <text:p>2018-8-1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11" calcext:value-type="date">
            <text:p>2018-8-11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12" calcext:value-type="date">
            <text:p>2018-8-12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3" calcext:value-type="date">
            <text:p>2018-8-13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4" calcext:value-type="date">
            <text:p>2018-8-14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5" calcext:value-type="date">
            <text:p>2018-8-15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6" calcext:value-type="date">
            <text:p>2018-8-16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7" calcext:value-type="date">
            <text:p>2018-8-17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18" calcext:value-type="date">
            <text:p>2018-8-18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19" calcext:value-type="date">
            <text:p>2018-8-19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0" calcext:value-type="date">
            <text:p>2018-8-20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1" calcext:value-type="date">
            <text:p>2018-8-21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2" calcext:value-type="date">
            <text:p>2018-8-22</text:p>
          </table:table-cell>
          <table:table-cell table:style-name="ce16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25" calcext:value-type="date">
            <text:p>2018-8-25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26" calcext:value-type="date">
            <text:p>2018-8-26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7" calcext:value-type="date">
            <text:p>2018-8-2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8" calcext:value-type="date">
            <text:p>2018-8-28</text:p>
          </table:table-cell>
          <table:table-cell table:style-name="ce15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30" calcext:value-type="date">
            <text:p>2018-8-30</text:p>
          </table:table-cell>
          <table:table-cell table:style-name="ce15" table:number-columns-repeated="8"/>
          <table:table-cell table:number-columns-repeated="1011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54785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7" table:number-columns-repeated="947" table:default-cell-style-name="ce14"/>
        <table:table-column table:style-name="co7" table:number-columns-repeated="72" table:default-cell-style-name="ce36"/>
        <table:table-row table:style-name="ro1">
          <table:table-cell table:style-name="ce13" office:value-type="string" calcext:value-type="string" table:number-columns-spanned="2" table:number-rows-spanned="1">
            <text:p>一覧へ</text:p>
          </table:table-cell>
          <table:covered-table-cell/>
          <table:table-cell table:style-name="ce1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7"/>
          <table:table-cell table:style-name="ce1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17"/>
          <table:table-cell table:style-name="ce20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54785_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6" table:default-cell-style-name="ce14"/>
        <table:table-column table:style-name="co7" table:number-columns-repeated="907" table:default-cell-style-name="ce14"/>
        <table:table-column table:style-name="co7" table:number-columns-repeated="96" table:default-cell-style-name="ce36"/>
        <table:table-row table:style-name="ro1">
          <table:table-cell table:style-name="ce13" office:value-type="string" calcext:value-type="string" table:number-columns-spanned="2" table:number-rows-spanned="1">
            <text:p>一覧へ</text:p>
          </table:table-cell>
          <table:covered-table-cell/>
          <table:table-cell table:style-name="ce1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054785</text:p>
          </table:table-cell>
          <table:table-cell table:style-name="ce39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39" office:value-type="string" calcext:value-type="string" table:number-columns-spanned="8" table:number-rows-spanned="1">
            <text:p>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table:style-name="ce15" table:number-columns-repeated="3"/>
          <table:table-cell table:style-name="ce17"/>
          <table:table-cell table:style-name="ce37" office:value-type="date" office:date-value="2018-08-01" calcext:value-type="date">
            <text:p>2018-8-01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2" calcext:value-type="date">
            <text:p>2018-8-02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3" calcext:value-type="date">
            <text:p>2018-8-03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04" calcext:value-type="date">
            <text:p>2018-8-04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05" calcext:value-type="date">
            <text:p>2018-8-05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6" calcext:value-type="date">
            <text:p>2018-8-06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7" calcext:value-type="date">
            <text:p>2018-8-07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8" calcext:value-type="date">
            <text:p>2018-8-08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09" calcext:value-type="date">
            <text:p>2018-8-09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0" calcext:value-type="date">
            <text:p>2018-8-10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8" office:value-type="date" office:date-value="2018-08-11" calcext:value-type="date">
            <text:p>2018-8-11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12" calcext:value-type="date">
            <text:p>2018-8-12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3" calcext:value-type="date">
            <text:p>2018-8-13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4" calcext:value-type="date">
            <text:p>2018-8-14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5" calcext:value-type="date">
            <text:p>2018-8-15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6" calcext:value-type="date">
            <text:p>2018-8-16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17" calcext:value-type="date">
            <text:p>2018-8-17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18" calcext:value-type="date">
            <text:p>2018-8-18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19" calcext:value-type="date">
            <text:p>2018-8-19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0" calcext:value-type="date">
            <text:p>2018-8-20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1" calcext:value-type="date">
            <text:p>2018-8-21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2" calcext:value-type="date">
            <text:p>2018-8-22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3" calcext:value-type="date">
            <text:p>2018-8-23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4" calcext:value-type="date">
            <text:p>2018-8-24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1" office:value-type="date" office:date-value="2018-08-25" calcext:value-type="date">
            <text:p>2018-8-25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22" office:value-type="date" office:date-value="2018-08-26" calcext:value-type="date">
            <text:p>2018-8-26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7" calcext:value-type="date">
            <text:p>2018-8-27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8" calcext:value-type="date">
            <text:p>2018-8-28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29" calcext:value-type="date">
            <text:p>2018-8-29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/>
          <table:table-cell table:style-name="ce37" office:value-type="date" office:date-value="2018-08-30" calcext:value-type="date">
            <text:p>2018-8-30</text:p>
          </table:table-cell>
          <table:table-cell table:style-name="ce16" table:number-columns-repeated="16"/>
          <table:table-cell table:number-columns-repeated="1003"/>
        </table:table-row>
        <table:table-row table:style-name="ro1">
          <table:table-cell table:style-name="ce16" table:number-columns-repeated="3"/>
          <table:table-cell table:style-name="ce17" office:value-type="float" office:value="28" calcext:value-type="float">
            <text:p>28</text:p>
          </table:table-cell>
          <table:table-cell table:style-name="ce37" office:value-type="date" office:date-value="2018-08-31" calcext:value-type="date">
            <text:p>2018-8-3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1:50:30.24780236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3:21:38.099434235</dc:date>
    <meta:editing-duration>P0D</meta:editing-duration>
    <meta:editing-cycles>1</meta:editing-cycles>
    <meta:generator>LibreOffice/5.4.1.2$Linux_x86 LibreOffice_project/ea7cb86e6eeb2bf3a5af73a8f7777ac570321527</meta:generator>
    <meta:document-statistic meta:table-count="3" meta:cell-count="168" meta:object-count="0"/>
  </office:meta>
</office:document-meta>
</file>